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90000011A0A17D6D76D8B510E.png" manifest:media-type="image/png"/>
  <manifest:file-entry manifest:full-path="Pictures/100002010000012B0000010AD9961A18ED629F97.png" manifest:media-type="image/png"/>
  <manifest:file-entry manifest:full-path="Pictures/10000201000002870000014A6ED653B912BFF382.png" manifest:media-type="image/png"/>
  <manifest:file-entry manifest:full-path="Pictures/10000201000004B00000028843F200157566737E.png" manifest:media-type="image/png"/>
  <manifest:file-entry manifest:full-path="Pictures/100003E60000227C000015E0B5C0C952ED71FA5F.svg" manifest:media-type="image/svg+xml"/>
  <manifest:file-entry manifest:full-path="Pictures/10000201000002A3000001536F3F4E96B8ED61DC.png" manifest:media-type="image/png"/>
  <manifest:file-entry manifest:full-path="Pictures/10000201000001FE0000017FA49C862A232FCCBF.png" manifest:media-type="image/png"/>
  <manifest:file-entry manifest:full-path="Pictures/10000201000002800000014954675891E199B5BF.png" manifest:media-type="image/png"/>
  <manifest:file-entry manifest:full-path="Pictures/10000201000000A70000010131AF38400CE6E7CF.png" manifest:media-type="image/png"/>
  <manifest:file-entry manifest:full-path="Pictures/100002010000027A00000161AC3E9E63011FBCD3.png" manifest:media-type="image/png"/>
  <manifest:file-entry manifest:full-path="Pictures/100002010000014E000000D4681B6EB7AC9DE670.png" manifest:media-type="image/png"/>
  <manifest:file-entry manifest:full-path="Pictures/10000201000001FD0000017D4683886F3C081AF4.png" manifest:media-type="image/png"/>
  <manifest:file-entry manifest:full-path="Pictures/100002010000027E0000015D566AF628A6B3324C.png" manifest:media-type="image/png"/>
  <manifest:file-entry manifest:full-path="Pictures/10000201000001FF00000127A9DD1F8CF7A593D7.png" manifest:media-type="image/png"/>
  <manifest:file-entry manifest:full-path="Pictures/10000201000002AE000000EE8449A0D3A777B8A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93cm"/>
    </style:style>
    <style:style style:name="pr1" style:family="presentation" style:parent-style-name="Midnightblue-title">
      <style:graphic-properties fo:min-height="1.747cm"/>
    </style:style>
    <style:style style:name="pr2" style:family="presentation" style:parent-style-name="Midnightblue-outline1">
      <style:graphic-properties fo:min-height="10.25cm"/>
    </style:style>
    <style:style style:name="pr3" style:family="presentation" style:parent-style-name="Midnightblue-notes">
      <style:graphic-properties draw:fill-color="#ffffff" fo:min-height="13.364cm"/>
    </style:style>
    <style:style style:name="pr4" style:family="presentation" style:parent-style-name="Midnightblue-title">
      <style:graphic-properties draw:auto-grow-height="true" fo:min-height="1.997cm"/>
    </style:style>
    <style:style style:name="pr5" style:family="presentation" style:parent-style-name="Midnightblue-outline1">
      <style:graphic-properties fo:min-height="8.884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style:font-size-asian="28.1000003814697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color="#ed1c24" style:font-name="Arial Black" fo:font-size="32pt" fo:font-weight="bold" style:font-name-asian="Arial Black" style:font-size-asian="32pt" style:font-weight-asian="bold" style:font-size-complex="32pt" style:font-weight-complex="bold"/>
    </style:style>
    <style:style style:name="T1" style:family="text">
      <style:text-properties fo:font-size="32pt" fo:font-weight="bold" style:font-size-asian="28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ed1c24" style:font-name="Arial Black" fo:font-size="32pt" fo:font-weight="bold" style:font-name-asian="Arial Black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.997cm" svg:x="1cm" svg:y="0.627cm" presentation:class="title">
          <draw:text-box>
            <text:p>　　　　　　なんでもLT大会 <text:s/>2020.1.18</text:p>
          </draw:text-box>
        </draw:frame>
        <draw:frame presentation:style-name="pr2" draw:layer="layout" svg:width="26cm" svg:height="10.5cm" svg:x="1cm" svg:y="4.125cm" presentation:class="outline">
          <draw:text-box>
            <text:list text:style-name="L2">
              <text:list-header>
                <text:p/>
                <text:p/>
                <text:p><text:s text:c="10"/><text:span text:style-name="T1">Akashic</text:span><text:span text:style-name="T1">エンジンによるゲーム開発</text:span></text:p>
              </text:list-header>
            </text:list>
          </draw:text-box>
        </draw:frame>
        <draw:frame draw:style-name="gr1" draw:text-style-name="P1" draw:layer="layout" svg:width="3.639cm" svg:height="5.6cm" svg:x="23.161cm" svg:y="9.4cm">
          <draw:image xlink:href="Pictures/10000201000000A70000010131AF38400CE6E7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>
        <office:forms form:automatic-focus="false" form:apply-design-mode="false"/>
        <draw:frame presentation:style-name="pr1" draw:text-style-name="P3" draw:layer="layout" svg:width="26cm" svg:height="1.997cm" svg:x="1cm" svg:y="0.627cm" presentation:class="title">
          <draw:text-box>
            <text:p text:style-name="P3"><text:span text:style-name="T2">自己紹</text:span><text:span text:style-name="T2">介</text:span></text:p>
          </draw:text-box>
        </draw:frame>
        <draw:frame presentation:style-name="pr2" draw:layer="layout" svg:width="26cm" svg:height="10.5cm" svg:x="1cm" svg:y="4.125cm" presentation:class="outline">
          <draw:text-box>
            <text:list text:style-name="L2">
              <text:list-item>
                <text:p><text:span text:style-name="T2">スペシャルウィークの腹</text:span><text:span text:style-name="T2">@masa_ya_sama</text:span></text:p>
              </text:list-item>
              <text:list-item>
                <text:p><text:span text:style-name="T2">セールスランキング見るのが趣味</text:span></text:p>
              </text:list-item>
              <text:list-item>
                <text:p>現在ゲーム会社で修行中(Unity+Node.js)</text:p>
                <text:p/>
              </text:list-item>
              <text:list-item>
                <text:p>4月に就職</text:p>
              </text:list-item>
            </text:list>
          </draw:text-box>
        </draw:frame>
        <draw:frame draw:style-name="gr1" draw:text-style-name="P1" draw:layer="layout" svg:width="3.639cm" svg:height="5.6cm" svg:x="23.161cm" svg:y="9.4cm">
          <draw:image xlink:href="Pictures/10000201000000A70000010131AF38400CE6E7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.997cm" svg:x="1cm" svg:y="0.627cm" presentation:class="title" presentation:user-transformed="true">
          <draw:text-box>
            <text:p>Akashicエンジンとは</text:p>
          </draw:text-box>
        </draw:frame>
        <draw:frame presentation:style-name="pr2" draw:layer="layout" svg:width="26cm" svg:height="10.5cm" svg:x="1cm" svg:y="4.125cm" presentation:class="outline" presentation:placeholder="true" presentation:user-transformed="true">
          <draw:text-box/>
        </draw:frame>
        <draw:frame draw:style-name="gr1" draw:text-style-name="P1" draw:layer="layout" svg:width="3.639cm" svg:height="5.6cm" svg:x="23.161cm" svg:y="9.4cm">
          <draw:image xlink:href="Pictures/10000201000000A70000010131AF38400CE6E7CF.png" xlink:type="simple" xlink:show="embed" xlink:actuate="onLoad">
            <text:p/>
          </draw:image>
        </draw:frame>
        <draw:frame draw:style-name="gr1" draw:text-style-name="P1" draw:layer="layout" svg:width="9.6cm" svg:height="5.738cm" svg:x="2.2cm" svg:y="9.062cm">
          <draw:image xlink:href="Pictures/10000201000001FD0000017D4683886F3C081AF4.png" xlink:type="simple" xlink:show="embed" xlink:actuate="onLoad">
            <text:p/>
          </draw:image>
        </draw:frame>
        <draw:frame draw:style-name="gr1" draw:text-style-name="P1" draw:layer="layout" svg:width="10.8cm" svg:height="6cm" svg:x="12cm" svg:y="9cm">
          <draw:image xlink:href="Pictures/10000201000001FE0000017FA49C862A232FCCBF.png" xlink:type="simple" xlink:show="embed" xlink:actuate="onLoad">
            <text:p/>
          </draw:image>
        </draw:frame>
        <draw:frame draw:style-name="gr1" draw:text-style-name="P1" draw:layer="layout" svg:width="16.8cm" svg:height="5.292cm" svg:x="5cm" svg:y="3.6cm">
          <draw:image xlink:href="Pictures/10000201000002AE000000EE8449A0D3A777B8A5.png" xlink:type="simple" xlink:show="embed" xlink:actuate="onLoad">
            <text:p/>
          </draw:image>
        </draw:frame>
        <draw:frame draw:style-name="gr1" draw:text-style-name="P1" draw:layer="layout" svg:width="3.592cm" svg:height="2cm" svg:x="13.13cm" svg:y="0.627cm">
          <draw:image xlink:href="Pictures/100002010000027A00000161AC3E9E63011FBC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.997cm" svg:x="1cm" svg:y="0.627cm" presentation:class="title" presentation:user-transformed="true">
          <draw:text-box>
            <text:p>Akashicエンジンとは</text:p>
          </draw:text-box>
        </draw:frame>
        <draw:frame presentation:style-name="pr2" draw:layer="layout" svg:width="26cm" svg:height="10.5cm" svg:x="1cm" svg:y="4.125cm" presentation:class="outline">
          <draw:text-box>
            <text:list text:style-name="L2">
              <text:list-item>
                <text:p>ドワンゴが開発しているゲームエンジン</text:p>
              </text:list-item>
            </text:list>
          </draw:text-box>
        </draw:frame>
        <draw:frame draw:style-name="gr1" draw:text-style-name="P1" draw:layer="layout" svg:width="3.639cm" svg:height="5.6cm" svg:x="23.161cm" svg:y="9.4cm">
          <draw:image xlink:href="Pictures/10000201000000A70000010131AF38400CE6E7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.997cm" svg:x="1cm" svg:y="0.627cm" presentation:class="title" presentation:user-transformed="true">
          <draw:text-box>
            <text:p>Akashicエンジンとは</text:p>
          </draw:text-box>
        </draw:frame>
        <draw:frame presentation:style-name="pr2" draw:layer="layout" svg:width="26cm" svg:height="10.5cm" svg:x="1cm" svg:y="4.125cm" presentation:class="outline">
          <draw:text-box>
            <text:list text:style-name="L2">
              <text:list-item>
                <text:p>ドワンゴが開発しているゲームエンジン</text:p>
                <text:p>　→ ニコニコ生放送で放送者と視聴者が一緒に遊べる</text:p>
              </text:list-item>
            </text:list>
          </draw:text-box>
        </draw:frame>
        <draw:frame draw:style-name="gr1" draw:text-style-name="P1" draw:layer="layout" svg:width="3.639cm" svg:height="5.6cm" svg:x="23.161cm" svg:y="9.4cm">
          <draw:image xlink:href="Pictures/10000201000000A70000010131AF38400CE6E7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.997cm" svg:x="1cm" svg:y="0.627cm" presentation:class="title" presentation:user-transformed="true">
          <draw:text-box>
            <text:p>Akashicエンジンとは</text:p>
          </draw:text-box>
        </draw:frame>
        <draw:frame presentation:style-name="pr2" draw:layer="layout" svg:width="26cm" svg:height="10.5cm" svg:x="1cm" svg:y="4.125cm" presentation:class="outline">
          <draw:text-box>
            <text:list text:style-name="L2">
              <text:list-item>
                <text:p>ドワンゴが開発しているゲームエンジン</text:p>
                <text:p><text:span text:style-name="T3">　</text:span>→ ニコニコ生放送で放送者と視聴者が一緒に遊べる</text:p>
              </text:list-item>
              <text:list-item>
                <text:p>Node.jsのnpmパッケージの一つ</text:p>
              </text:list-item>
            </text:list>
          </draw:text-box>
        </draw:frame>
        <draw:frame draw:style-name="gr1" draw:text-style-name="P1" draw:layer="layout" svg:width="3.639cm" svg:height="5.6cm" svg:x="23.161cm" svg:y="9.4cm">
          <draw:image xlink:href="Pictures/10000201000000A70000010131AF38400CE6E7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.997cm" svg:x="1cm" svg:y="0.627cm" presentation:class="title" presentation:user-transformed="true">
          <draw:text-box>
            <text:p>Akashicエンジンとは</text:p>
          </draw:text-box>
        </draw:frame>
        <draw:frame presentation:style-name="pr2" draw:layer="layout" svg:width="26cm" svg:height="10.5cm" svg:x="1cm" svg:y="4.125cm" presentation:class="outline">
          <draw:text-box>
            <text:list text:style-name="L2">
              <text:list-item>
                <text:p>ドワンゴが開発しているゲームエンジン</text:p>
                <text:p><text:span text:style-name="T3">　</text:span>→ ニコニコ生放送で放送者と視聴者が一緒に遊べる</text:p>
              </text:list-item>
              <text:list-item>
                <text:p>Node.jsのnpmパッケージの一つ</text:p>
                <text:p/>
              </text:list-item>
              <text:list-item>
                <text:p>使用言語TypeScriptが簡単に導入できる</text:p>
                <text:p/>
              </text:list-item>
            </text:list>
          </draw:text-box>
        </draw:frame>
        <draw:frame draw:style-name="gr1" draw:text-style-name="P1" draw:layer="layout" svg:width="3.639cm" svg:height="5.6cm" svg:x="23.161cm" svg:y="9.4cm">
          <draw:image xlink:href="Pictures/10000201000000A70000010131AF38400CE6E7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1">
        <office:forms form:automatic-focus="false" form:apply-design-mode="false"/>
        <draw:frame presentation:style-name="pr1" draw:layer="layout" svg:width="26cm" svg:height="1.997cm" svg:x="1cm" svg:y="0.627cm" presentation:class="title">
          <draw:text-box>
            <text:p>れいかつり</text:p>
          </draw:text-box>
        </draw:frame>
        <draw:frame presentation:style-name="pr2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4">　一分間で得点を稼ぐ釣りゲーム</text:span></text:p>
                <text:p/>
              </text:list-item>
              <text:list-item>
                <text:p><text:span text:style-name="T4">　操作は左クリック</text:span><text:span text:style-name="T4">(</text:span><text:span text:style-name="T4">タッチ</text:span><text:span text:style-name="T4">)</text:span><text:span text:style-name="T4">のみ</text:span></text:p>
              </text:list-item>
            </text:list>
          </draw:text-box>
        </draw:frame>
        <draw:frame draw:style-name="gr1" draw:text-style-name="P1" draw:layer="layout" svg:width="3.639cm" svg:height="5.6cm" svg:x="23.161cm" svg:y="9.4cm">
          <draw:image xlink:href="Pictures/10000201000000A70000010131AF38400CE6E7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>
        <draw:frame presentation:style-name="pr4" draw:layer="layout" svg:width="26cm" svg:height="1.997cm" svg:x="1cm" svg:y="0.627cm" presentation:class="title">
          <draw:text-box>
            <text:p>れいかつり</text:p>
          </draw:text-box>
        </draw:frame>
        <draw:frame presentation:style-name="pr5" draw:layer="layout" svg:width="26cm" svg:height="10.5cm" svg:x="1cm" svg:y="4.125cm" presentation:class="outline" presentation:placeholder="true">
          <draw:text-box/>
        </draw:frame>
        <draw:frame draw:style-name="gr1" draw:text-style-name="P1" draw:layer="layout" svg:width="21.206cm" svg:height="11.6cm" svg:x="3.592cm" svg:y="3.4cm">
          <draw:image xlink:href="Pictures/100002010000027E0000015D566AF628A6B332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>
        <draw:frame presentation:style-name="pr1" draw:layer="layout" svg:width="26cm" svg:height="1.997cm" svg:x="1cm" svg:y="0.627cm" presentation:class="title">
          <draw:text-box>
            <text:p>れいかつり</text:p>
          </draw:text-box>
        </draw:frame>
        <draw:frame presentation:style-name="pr2" draw:layer="layout" svg:width="26cm" svg:height="10.5cm" svg:x="1cm" svg:y="4.125cm" presentation:class="outline" presentation:placeholder="true">
          <draw:text-box/>
        </draw:frame>
        <draw:frame draw:style-name="gr1" draw:text-style-name="P1" draw:layer="layout" svg:width="22.7cm" svg:height="11.6cm" svg:x="3.4cm" svg:y="3.4cm">
          <draw:image xlink:href="Pictures/10000201000002A3000001536F3F4E96B8ED61DC.png" xlink:type="simple" xlink:show="embed" xlink:actuate="onLoad">
            <text:p/>
          </draw:image>
        </draw:frame>
        <draw:frame draw:style-name="gr3" draw:text-style-name="P1" draw:layer="layout" svg:width="4.437cm" svg:height="3.2cm" svg:x="13.6cm" svg:y="6.4cm">
          <draw:image xlink:href="Pictures/100003E60000227C000015E0B5C0C952ED71FA5F.svg" xlink:type="simple" xlink:show="embed" xlink:actuate="onLoad">
            <text:p/>
          </draw:image>
          <draw:image xlink:href="Pictures/100002010000014E000000D4681B6EB7AC9DE670.png" xlink:type="simple" xlink:show="embed" xlink:actuate="onLoad"/>
        </draw:frame>
        <draw:frame draw:style-name="gr4" draw:text-style-name="P5" draw:layer="layout" svg:width="9.7cm" svg:height="3.443cm" svg:x="15.5cm" svg:y="9.4cm">
          <draw:text-box>
            <text:p><text:span text:style-name="T5">フィーバーゲージ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>
        <draw:frame presentation:style-name="pr1" draw:layer="layout" svg:width="26cm" svg:height="1.997cm" svg:x="1cm" svg:y="0.627cm" presentation:class="title">
          <draw:text-box>
            <text:p>れいかつり</text:p>
          </draw:text-box>
        </draw:frame>
        <draw:frame presentation:style-name="pr2" draw:layer="layout" svg:width="26cm" svg:height="10.5cm" svg:x="1cm" svg:y="4.125cm" presentation:class="outline" presentation:placeholder="true">
          <draw:text-box/>
        </draw:frame>
        <draw:frame draw:style-name="gr1" draw:text-style-name="P1" draw:layer="layout" svg:width="22.577cm" svg:height="11.606cm" svg:x="3cm" svg:y="3.394cm">
          <draw:image xlink:href="Pictures/10000201000002800000014954675891E199B5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>
        <draw:frame presentation:style-name="pr1" draw:layer="layout" svg:width="26cm" svg:height="1.997cm" svg:x="1cm" svg:y="0.627cm" presentation:class="title">
          <draw:text-box>
            <text:p>れいかつり</text:p>
          </draw:text-box>
        </draw:frame>
        <draw:frame presentation:style-name="pr2" draw:layer="layout" svg:width="26cm" svg:height="10.5cm" svg:x="1cm" svg:y="4.125cm" presentation:class="outline" presentation:placeholder="true">
          <draw:text-box/>
        </draw:frame>
        <draw:frame draw:style-name="gr1" draw:text-style-name="P1" draw:layer="layout" svg:width="22.004cm" svg:height="11.8cm" svg:x="2.596cm" svg:y="3.3cm">
          <draw:image xlink:href="Pictures/10000201000004B00000028843F20015756673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1">
        <draw:frame presentation:style-name="pr1" draw:layer="layout" svg:width="26cm" svg:height="1.997cm" svg:x="1cm" svg:y="0.627cm" presentation:class="title">
          <draw:text-box>
            <text:p>れいかつり</text:p>
          </draw:text-box>
        </draw:frame>
        <draw:frame presentation:style-name="pr2" draw:layer="layout" svg:width="26cm" svg:height="10.5cm" svg:x="1cm" svg:y="4.125cm" presentation:class="outline">
          <draw:text-box>
            <text:list text:style-name="L2">
              <text:list-header>
                <text:p>・。・←れいかちゃん。顔文字がたくさんある</text:p>
              </text:list-header>
            </text:list>
          </draw:text-box>
        </draw:frame>
        <draw:frame draw:style-name="gr1" draw:text-style-name="P1" draw:layer="layout" svg:width="3.639cm" svg:height="5.6cm" svg:x="23.161cm" svg:y="9.4cm">
          <draw:image xlink:href="Pictures/10000201000000A70000010131AF38400CE6E7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>
        <draw:frame presentation:style-name="pr1" draw:layer="layout" svg:width="26cm" svg:height="1.997cm" svg:x="1cm" svg:y="0.627cm" presentation:class="title">
          <draw:text-box>
            <text:p>れいかつり</text:p>
          </draw:text-box>
        </draw:frame>
        <draw:frame presentation:style-name="pr2" draw:layer="layout" svg:width="26cm" svg:height="10.5cm" svg:x="1cm" svg:y="4.125cm" presentation:class="outline">
          <draw:text-box>
            <text:list text:style-name="L2">
              <text:list-header>
                <text:p>・。・←れいかちゃん。顔文字がたくさんある</text:p>
                <text:p>　　→ <text:s/>独自のコミュニティが形成されている</text:p>
              </text:list-header>
            </text:list>
          </draw:text-box>
        </draw:frame>
        <draw:frame draw:style-name="gr1" draw:text-style-name="P1" draw:layer="layout" svg:width="3.639cm" svg:height="5.6cm" svg:x="23.161cm" svg:y="9.4cm">
          <draw:image xlink:href="Pictures/10000201000000A70000010131AF38400CE6E7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1">
        <draw:frame presentation:style-name="pr1" draw:layer="layout" svg:width="26cm" svg:height="1.997cm" svg:x="1cm" svg:y="0.627cm" presentation:class="title">
          <draw:text-box>
            <text:p>れいかつり</text:p>
          </draw:text-box>
        </draw:frame>
        <draw:frame presentation:style-name="pr2" draw:layer="layout" svg:width="26cm" svg:height="10.5cm" svg:x="1cm" svg:y="4.125cm" presentation:class="outline">
          <draw:text-box>
            <text:list text:style-name="L2">
              <text:list-header>
                <text:p>・。・←れいかちゃん。顔文字がたくさんある</text:p>
                <text:p><text:span text:style-name="T3"><text:s text:c="9"/></text:span>→ 独自のコミュニティが形成されている</text:p>
                <text:p/>
                <text:p>総プレイ回数5,000回以上</text:p>
              </text:list-header>
            </text:list>
          </draw:text-box>
        </draw:frame>
        <draw:frame draw:style-name="gr1" draw:text-style-name="P1" draw:layer="layout" svg:width="3.639cm" svg:height="5.6cm" svg:x="23.161cm" svg:y="9.4cm">
          <draw:image xlink:href="Pictures/10000201000000A70000010131AF38400CE6E7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1">
        <draw:frame presentation:style-name="pr1" draw:layer="layout" svg:width="26cm" svg:height="1.997cm" svg:x="1cm" svg:y="0.627cm" presentation:class="title">
          <draw:text-box>
            <text:p>れいかつり</text:p>
          </draw:text-box>
        </draw:frame>
        <draw:frame presentation:style-name="pr2" draw:layer="layout" svg:width="26cm" svg:height="10.5cm" svg:x="1cm" svg:y="4.125cm" presentation:class="outline">
          <draw:text-box>
            <text:list text:style-name="L2">
              <text:list-header>
                <text:p>・。・←れいかちゃん。顔文字がたくさんある</text:p>
                <text:p><text:span text:style-name="T3"><text:s text:c="9"/></text:span>→ 独自のコミュニティが形成されている</text:p>
                <text:p/>
                <text:p>総プレイ回数5,000回以上</text:p>
                <text:p><text:s text:c="9"/>→ スマホアプリだと難しい</text:p>
              </text:list-header>
            </text:list>
          </draw:text-box>
        </draw:frame>
        <draw:frame draw:style-name="gr1" draw:text-style-name="P1" draw:layer="layout" svg:width="3.639cm" svg:height="5.6cm" svg:x="23.161cm" svg:y="9.4cm">
          <draw:image xlink:href="Pictures/10000201000000A70000010131AF38400CE6E7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1">
        <draw:frame presentation:style-name="pr1" draw:layer="layout" svg:width="26cm" svg:height="1.997cm" svg:x="1cm" svg:y="0.627cm" presentation:class="title" presentation:user-transformed="true">
          <draw:text-box>
            <text:p>ニコ市場ゲームの魅力</text:p>
          </draw:text-box>
        </draw:frame>
        <draw:frame presentation:style-name="pr2" draw:layer="layout" svg:width="26cm" svg:height="10.5cm" svg:x="1cm" svg:y="4.125cm" presentation:class="outline">
          <draw:text-box>
            <text:list text:style-name="L2">
              <text:list-header>
                <text:p/>
                <text:p/>
                <text:p>　　　　そもそもゲーム作りの魅力とは?</text:p>
              </text:list-header>
            </text:list>
          </draw:text-box>
        </draw:frame>
        <draw:frame draw:style-name="gr1" draw:text-style-name="P1" draw:layer="layout" svg:width="3.639cm" svg:height="5.6cm" svg:x="23.161cm" svg:y="9.4cm">
          <draw:image xlink:href="Pictures/10000201000000A70000010131AF38400CE6E7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1">
        <draw:frame presentation:style-name="pr4" draw:layer="layout" svg:width="26cm" svg:height="1.997cm" svg:x="1cm" svg:y="0.627cm" presentation:class="title">
          <draw:text-box>
            <text:p>ニコ市場ゲームの魅力</text:p>
          </draw:text-box>
        </draw:frame>
        <draw:frame draw:style-name="gr1" draw:text-style-name="P1" draw:layer="layout" svg:width="13.519cm" svg:height="10.2cm" svg:x="0cm" svg:y="0cm">
          <draw:image xlink:href="Pictures/10000201000001FF00000127A9DD1F8CF7A593D7.png" xlink:type="simple" xlink:show="embed" xlink:actuate="onLoad">
            <text:p/>
          </draw:image>
        </draw:frame>
        <draw:frame draw:style-name="gr1" draw:text-style-name="P1" draw:layer="layout" svg:width="11.6cm" svg:height="6.15cm" svg:x="0cm" svg:y="9.6cm">
          <draw:image xlink:href="Pictures/100002010000012B0000010AD9961A18ED629F97.png" xlink:type="simple" xlink:show="embed" xlink:actuate="onLoad">
            <text:p/>
          </draw:image>
        </draw:frame>
        <draw:frame draw:style-name="gr1" draw:text-style-name="P1" draw:layer="layout" svg:width="17.598cm" svg:height="9.902cm" svg:x="10.4cm" svg:y="0cm">
          <draw:image xlink:href="Pictures/10000201000001C90000011A0A17D6D76D8B510E.png" xlink:type="simple" xlink:show="embed" xlink:actuate="onLoad">
            <text:p/>
          </draw:image>
        </draw:frame>
        <draw:frame draw:style-name="gr1" draw:text-style-name="P1" draw:layer="layout" svg:width="16.4cm" svg:height="7.224cm" svg:x="11.6cm" svg:y="8.526cm">
          <draw:image xlink:href="Pictures/10000201000002870000014A6ED653B912BFF38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1">
        <draw:frame presentation:style-name="pr1" draw:layer="layout" svg:width="26cm" svg:height="1.997cm" svg:x="1cm" svg:y="0.627cm" presentation:class="title" presentation:user-transformed="true">
          <draw:text-box>
            <text:p>ニコ市場ゲームの魅力</text:p>
          </draw:text-box>
        </draw:frame>
        <draw:frame presentation:style-name="pr2" draw:layer="layout" svg:width="26cm" svg:height="10.5cm" svg:x="1cm" svg:y="4.125cm" presentation:class="outline">
          <draw:text-box>
            <text:list text:style-name="L2">
              <text:list-item>
                <text:p>生放送でユーザーの反応が見れる</text:p>
                <text:p/>
              </text:list-item>
              <text:list-item>
                <text:p>リッチなアセットを用意しなくても、</text:p>
                <text:p>ゲームが面白ければ多くの人に遊んでもらえる</text:p>
              </text:list-item>
            </text:list>
          </draw:text-box>
        </draw:frame>
        <draw:frame draw:style-name="gr1" draw:text-style-name="P1" draw:layer="layout" svg:width="3.639cm" svg:height="5.6cm" svg:x="23.161cm" svg:y="9.4cm">
          <draw:image xlink:href="Pictures/10000201000000A70000010131AF38400CE6E7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6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6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1.5cm" svg:x="25.5cm" svg:y="14.175cm" presentation:class="page-number">
        <draw:text-box>
          <text:p text:style-name="MP10"><text:page-number>&lt;番号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9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0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0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3T22:01:32.847482596</meta:creation-date>
    <dc:date>2020-01-18T14:51:09.480603070</dc:date>
    <meta:editing-duration>PT3H36M44S</meta:editing-duration>
    <meta:editing-cycles>32</meta:editing-cycles>
    <meta:generator>LibreOffice/6.0.7.3$Linux_X86_64 LibreOffice_project/00m0$Build-3</meta:generator>
    <meta:document-statistic meta:object-count="138"/>
  </office:meta>
</office:document-meta>
</file>